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1.518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en" number:country="US">
      <number:text-content/>
    </number:text-style>
    <style:style style:name="ce1" style:family="table-cell" style:parent-style-name="Default" style:data-style-name="N100"/>
    <style:style style:name="ce2" style:family="table-cell" style:parent-style-name="Excel_20_Built-in_20_Normal" style:data-style-name="N5100">
      <style:table-cell-properties fo:background-color="transparent"/>
    </style:style>
    <style:style style:name="ce3" style:family="table-cell" style:parent-style-name="Excel_20_Built-in_20_Normal" style:data-style-name="N5100"/>
    <style:style style:name="ce4" style:family="table-cell" style:parent-style-name="Excel_20_Built-in_20_Normal" style:data-style-name="N5100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 style:data-style-name="N510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21" table:default-cell-style-name="ce1"/>
        <table:table-row table:style-name="ro1">
          <table:table-cell/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limate</text:p>
          </table:table-cell>
          <table:table-cell table:style-name="ce2" office:value-type="string">
            <text:p>Terrain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Organization</text:p>
          </table:table-cell>
          <table:table-cell table:style-name="ce2" office:value-type="string">
            <text:p>Activity Cycle</text:p>
          </table:table-cell>
          <table:table-cell table:style-name="ce2" office:value-type="string">
            <text:p>Diet</text:p>
          </table:table-cell>
          <table:table-cell table:style-name="ce2" office:value-type="string">
            <text:p>Intelligence</text:p>
          </table:table-cell>
          <table:table-cell table:style-name="ce2" office:value-type="string">
            <text:p>% in Lair</text:p>
          </table:table-cell>
          <table:table-cell table:style-name="ce2" office:value-type="string">
            <text:p>Treasure</text:p>
          </table:table-cell>
          <table:table-cell table:style-name="ce2" office:value-type="string">
            <text:p>Alignment</text:p>
          </table:table-cell>
          <table:table-cell table:style-name="ce2" office:value-type="string">
            <text:p>No. Appearing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HD</text:p>
          </table:table-cell>
          <table:table-cell table:style-name="ce2" office:value-type="string">
            <text:p>Thac0</text:p>
          </table:table-cell>
          <table:table-cell table:style-name="ce2" office:value-type="string">
            <text:p>No. Attacks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Special Attack</text:p>
          </table:table-cell>
          <table:table-cell table:style-name="ce2" office:value-type="string">
            <text:p>Special Defence</text:p>
          </table:table-cell>
          <table:table-cell table:style-name="ce2" office:value-type="string">
            <text:p>MR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Morale</text:p>
          </table:table-cell>
          <table:table-cell table:style-name="ce2" office:value-type="string">
            <text:p>Psionic Ability</text:p>
          </table:table-cell>
          <table:table-cell table:style-name="ce2" office:value-type="string">
            <text:p>A/D Modees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XP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Edition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Aarakocra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NG</text:p>
          </table:table-cell>
          <table:table-cell table:style-name="ce2" office:value-type="string">
            <text:p>1-1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6, Fl 36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3(x2)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8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Achaierai</text:p>
          </table:table-cell>
          <table:table-cell table:style-name="ce2" office:value-type="string">
            <text:p>Monster</text:p>
          </table:table-cell>
          <table:table-cell table:style-name="ce3" office:value-type="string">
            <text:p>Acher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8 (legs: -1)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40 hp (legs 15 hp each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8(x2)/1-10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oxic Smoke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L (1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300+1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Adherer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Adhesi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50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Al-Mi'raj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2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0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Aleax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egeneration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Algoid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Dx1/2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10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mmune to edged weapons of less than +2</text:p>
          </table:table-cell>
          <table:table-cell table:style-name="ce2" office:value-type="string">
            <text:p>Immune to fireballs and lightning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1-12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80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Apparition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0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+1 or silver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1000+1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Assassing Bug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, Fl 18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65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Astral Searcher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4-24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All victims are AC5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73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Babbler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 or 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1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30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Bat - Doombat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6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6/1-4</text:p>
          </table:table-cell>
          <table:table-cell table:style-name="ce2" office:value-type="string">
            <text:p>Shriek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400+7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Bat - Giant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8</text:p>
          </table:table-cell>
          <table:table-cell table:style-name="ce2" office:value-type="string">
            <text:p>3, Fl 18</text:p>
          </table:table-cell>
          <table:table-cell table:style-name="ce2" office:value-type="string">
            <text:p>1/2 to 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 or 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5+1 to 10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Berbalang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, Fl 24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5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Blindheim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 (1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Blinding star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30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Blood Hawk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Qx2</text:p>
          </table:table-cell>
          <table:table-cell table:style-name="ce2" office:value-type="string">
            <text:p>N</text:p>
          </table:table-cell>
          <table:table-cell table:style-name="ce2" office:value-type="string">
            <text:p>5-15 </text:p>
          </table:table-cell>
          <table:table-cell table:style-name="ce2" office:value-type="string">
            <text:p>7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0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Bloodworm - Giant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Q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 + blood drai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2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25+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Bonesnapper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/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0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Booka</text:p>
          </table:table-cell>
          <table:table-cell table:style-name="ce2" office:value-type="string">
            <text:p>Fe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J</text:p>
          </table:table-cell>
          <table:table-cell table:style-name="ce2" office:value-type="string">
            <text:p>N(CG)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, Fl 18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9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Bullywug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(J,K,M,Qx5,C)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0-80</text:p>
          </table:table-cell>
          <table:table-cell table:style-name="ce2" office:value-type="string">
            <text:p>6 or better</text:p>
          </table:table-cell>
          <table:table-cell table:style-name="ce2" office:value-type="string">
            <text:p>3, Sw 1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or 1</text:p>
          </table:table-cell>
          <table:table-cell table:style-name="ce2" office:value-type="string">
            <text:p>1-2(x2)/2-5 or by weapon</text:p>
          </table:table-cell>
          <table:table-cell table:style-name="ce2" office:value-type="string">
            <text:p>Hop</text:p>
          </table:table-cell>
          <table:table-cell table:style-name="ce2" office:value-type="string">
            <text:p>Camouflag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-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 to III</text:p>
          </table:table-cell>
          <table:table-cell table:style-name="ce2" office:value-type="string">
            <text:p>18+1 to 80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Bunyip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(CG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90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Carbuncle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(C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4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Caryatid Column</text:p>
          </table:table-cell>
          <table:table-cell table:style-name="ce2" office:value-type="string">
            <text:p>Construc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2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ave at +4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Caterwaul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N,R,S,U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8 or 24</text:p>
          </table:table-cell>
          <table:table-cell table:style-name="ce2" office:value-type="string">
            <text:p>4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1-6</text:p>
          </table:table-cell>
          <table:table-cell table:style-name="ce2" office:value-type="string">
            <text:p>Screech; Multiple attack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70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Cifal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Q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8 or 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1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educed damage from edged weapon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350+1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Clubnek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1-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0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Coffer Corps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6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Crabman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K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, Sw 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5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Crypt Thing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Z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75+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Dakon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6-6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10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0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Dark Creeper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 (20-80)</text:p>
          </table:table-cell>
          <table:table-cell table:style-name="ce2" office:value-type="string">
            <text:p>0 (8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10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Dark Stalker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 (8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00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Death Knight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3" office:value-type="string">
            <text:p>Average to Genius (8-18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9 or 12</text:p>
          </table:table-cell>
          <table:table-cell table:style-name="ce2" office:value-type="string">
            <text:p>9 (10 sided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3700+1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Demon - Lesser Goddess - Lolth (Demon Queen of Spiders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odlike (21+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Qx5,R,Xx3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10 (-2)</text:p>
          </table:table-cell>
          <table:table-cell table:style-name="ce2" office:value-type="string">
            <text:p>1, Cl 9, Br 15</text:p>
          </table:table-cell>
          <table:table-cell table:style-name="ce2" office:value-type="string">
            <text:p>16 (66 hp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4-16/by weapon + poison and web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66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1247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Denzelian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Devil - Greater - Styx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Q,R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-1</text:p>
          </table:table-cell>
          <table:table-cell table:style-name="ce2" office:value-type="string">
            <text:p>6, Fl 15</text:p>
          </table:table-cell>
          <table:table-cell table:style-name="ce2" office:value-type="string">
            <text:p>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21</text:p>
          </table:table-cell>
          <table:table-cell table:style-name="ce2" office:value-type="string">
            <text:p>BD/FGH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275+8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Dire Corby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Qx5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1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6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0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Disenchant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isenchants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05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Dog - Death Dog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5-5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10(x2)</text:p>
          </table:table-cell>
          <table:table-cell table:style-name="ce2" office:value-type="string">
            <text:p>Diseas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05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Dog - Devil Dog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4-1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Throat attack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50+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Dog - Hound of Ill Omen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Dragon - Oriental - Li Lung (Earth Dragon)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H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, Fl 24, Sw 6, Br 1-6</text:p>
          </table:table-cell>
          <table:table-cell table:style-name="ce2" office:value-type="string">
            <text:p>7 to 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8(x2)/1-20</text:p>
          </table:table-cell>
          <table:table-cell table:style-name="ce2" office:value-type="string">
            <text:p>Spell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 to VII</text:p>
          </table:table-cell>
          <table:table-cell table:style-name="ce2" office:value-type="string">
            <text:p>575+8 to 1400+1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Dragon - Oriental - Lung Wang (Sea Dragon)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Hx2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3, Sw 9</text:p>
          </table:table-cell>
          <table:table-cell table:style-name="ce2" office:value-type="string">
            <text:p>11 to 1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12(x2)/6-36</text:p>
          </table:table-cell>
          <table:table-cell table:style-name="ce2" office:value-type="string">
            <text:p>Breath weapon and spell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3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 to IX</text:p>
          </table:table-cell>
          <table:table-cell table:style-name="ce2" office:value-type="string">
            <text:p>4550+16 to 6350+18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Dragon - Oriental - Pan Lung (Coiled Dragon)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Hx1/2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2, Fl 12, Sw 9</text:p>
          </table:table-cell>
          <table:table-cell table:style-name="ce2" office:value-type="string">
            <text:p>6 to 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3(x2)/2-16</text:p>
          </table:table-cell>
          <table:table-cell table:style-name="ce2" office:value-type="string">
            <text:p>Constriction and spell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5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 to VII</text:p>
          </table:table-cell>
          <table:table-cell table:style-name="ce2" office:value-type="string">
            <text:p>475+6 to 1100+1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Dragon - Oriental - Shen Lung (Spirit Dragon)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H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2, Fl 12, Sw 9</text:p>
          </table:table-cell>
          <table:table-cell table:style-name="ce2" office:value-type="string">
            <text:p>9 to 1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4(x2)/2-24/1-8</text:p>
          </table:table-cell>
          <table:table-cell table:style-name="ce2" office:value-type="string">
            <text:p>Spell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4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400+12 to 3000+1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Dragon - Oriental - T'ien Lung (Celestial Dragon)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Hx2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9, Fl 48, Sw 6</text:p>
          </table:table-cell>
          <table:table-cell table:style-name="ce2" office:value-type="string">
            <text:p>11 to 1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4-40</text:p>
          </table:table-cell>
          <table:table-cell table:style-name="ce2" office:value-type="string">
            <text:p>Breath weapon and spell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4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 to IX</text:p>
          </table:table-cell>
          <table:table-cell table:style-name="ce2" office:value-type="string">
            <text:p>4550+16 to 6350+18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Dragon - Oriental - Yu Lung (Carp Dragon)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, Sw 18</text:p>
          </table:table-cell>
          <table:table-cell table:style-name="ce2" office:value-type="string">
            <text:p>5 to 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2-1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 to V</text:p>
          </table:table-cell>
          <table:table-cell table:style-name="ce2" office:value-type="string">
            <text:p>130+5 to 350+8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Dragonfish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Sw 6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5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Dune Stalker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Kiss of death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400+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Elemental - Prince of Evil - Cryonax (Prince of Cold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55%</text:p>
          </table:table-cell>
          <table:table-cell table:style-name="ce2" office:value-type="string">
            <text:p>H,V,X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90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5-20(x2)</text:p>
          </table:table-cell>
          <table:table-cell table:style-name="ce2" office:value-type="string">
            <text:p>Cold damage; Spell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L (1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800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Elemental - Prince of Evil - Imix (Prince of Fire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45%</text:p>
          </table:table-cell>
          <table:table-cell table:style-name="ce2" office:value-type="string">
            <text:p>R,U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18</text:p>
          </table:table-cell>
          <table:table-cell table:style-name="ce5" office:value-type="string">
            <text:p>90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-36</text:p>
          </table:table-cell>
          <table:table-cell table:style-name="ce2" office:value-type="string">
            <text:p>Fire damage; Spell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85%</text:p>
          </table:table-cell>
          <table:table-cell table:style-name="ce2" office:value-type="string">
            <text:p>L (1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590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Elemental - Prince of Evil - Ogremaoch (Prince of Earth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65%</text:p>
          </table:table-cell>
          <table:table-cell table:style-name="ce2" office:value-type="string">
            <text:p>H,U,Z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10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5-50(x2)</text:p>
          </table:table-cell>
          <table:table-cell table:style-name="ce2" office:value-type="string">
            <text:p>Spell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85%</text:p>
          </table:table-cell>
          <table:table-cell table:style-name="ce2" office:value-type="string">
            <text:p>L (1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3945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Elemental - Prince of Evil - Olhydra (Princess of Water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H,S,U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5</text:p>
          </table:table-cell>
          <table:table-cell table:style-name="ce2" office:value-type="string">
            <text:p>6, Sw 18</text:p>
          </table:table-cell>
          <table:table-cell table:style-name="ce5" office:value-type="string">
            <text:p>90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24</text:p>
          </table:table-cell>
          <table:table-cell table:style-name="ce2" office:value-type="string">
            <text:p>Drowning; Spell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L (2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300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Elemental - Prince of Evil - Yan-C-Bin (Prince of Air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U,Z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6</text:p>
          </table:table-cell>
          <table:table-cell table:style-name="ce2" office:value-type="string">
            <text:p>Fl 48</text:p>
          </table:table-cell>
          <table:table-cell table:style-name="ce2" office:value-type="string">
            <text:p>85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20(x2)</text:p>
          </table:table-cell>
          <table:table-cell table:style-name="ce2" office:value-type="string">
            <text:p>Spells; Whirlwind; Monk abilitie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L (1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565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Elf - Drow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x5,Qx2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5-50</text:p>
          </table:table-cell>
          <table:table-cell table:style-name="ce2" office:value-type="string">
            <text:p>4 or better</text:p>
          </table:table-cell>
          <table:table-cell table:style-name="ce2" office:value-type="string">
            <text:p>12 (Females: 15)</text:p>
          </table:table-cell>
          <table:table-cell table:style-name="ce2" office:value-type="string">
            <text:p>2 and bet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0% or better, +2 to saves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II and up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Envelop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85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 or bet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III and up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Ettercap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3(x2)/1-8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Trap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65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Eye Kill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4 (2-8)</text:p>
          </table:table-cell>
          <table:table-cell table:style-name="ce2" office:value-type="string">
            <text:p>5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Death star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50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Eye of Fear and Flame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850+1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Fire Snake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Q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Immune to fir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-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73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Firedrake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, Fl 18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2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Firenewt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Ho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K,M (F)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0-10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Breathe fir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 to IV</text:p>
          </table:table-cell>
          <table:table-cell table:style-name="ce2" office:value-type="string">
            <text:p>90+3 to 165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Firetoad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4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65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Flail Snail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 to 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per tentacle</text:p>
          </table:table-cell>
          <table:table-cell table:style-name="ce2" office:value-type="string">
            <text:p>1-8 each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 to V</text:p>
          </table:table-cell>
          <table:table-cell table:style-name="ce2" office:value-type="string">
            <text:p>150+4 to 350+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Flind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2-24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or 1-4</text:p>
          </table:table-cell>
          <table:table-cell table:style-name="ce2" office:value-type="string">
            <text:p>Disarming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6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 to III</text:p>
          </table:table-cell>
          <table:table-cell table:style-name="ce2" office:value-type="string">
            <text:p>35+3 to 60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Flumph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G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0 (8)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 + 1-4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6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Forlarren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Heat met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90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Frostman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Ice blast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2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alltrit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1-3 gems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, Fl 18</text:p>
          </table:table-cell>
          <table:table-cell table:style-name="ce2" office:value-type="string">
            <text:p>1/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Blood drain; Anti-coagulant; anaesthesi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6"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ambado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P,R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8/1-4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8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arbug - Black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Jungles and Swamps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, Fl 9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and 6</text:p>
          </table:table-cell>
          <table:table-cell table:style-name="ce2" office:value-type="string">
            <text:p>1-4 and special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45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arbug - Violet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, Fl 9</text:p>
          </table:table-cell>
          <table:table-cell table:style-name="ce2" office:value-type="string">
            <text:p>3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and 6</text:p>
          </table:table-cell>
          <table:table-cell table:style-name="ce2" office:value-type="string">
            <text:p>1-6(x2) and special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90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iant - Fog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to High (8-14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 (1-6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-24</text:p>
          </table:table-cell>
          <table:table-cell table:style-name="ce2" office:value-type="string">
            <text:p>Hurl rocks for 2-20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3950+18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iant - Mountain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-40</text:p>
          </table:table-cell>
          <table:table-cell table:style-name="ce2" office:value-type="string">
            <text:p>Hurl rocks for 2-1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850+1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iant Strider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/1-10</text:p>
          </table:table-cell>
          <table:table-cell table:style-name="ce2" office:value-type="string">
            <text:p>Firebal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2 to saves; Immune to normal fire</text:p>
          </table:table-cell>
          <table:table-cell table:style-name="ce2" office:value-type="string">
            <text:p>L (6-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73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ibberling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40-400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-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4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ithyanki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Astral or Prim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to Genius (15-18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N (A,Zx2)</text:p>
          </table:table-cell>
          <table:table-cell table:style-name="ce2" office:value-type="string">
            <text:p>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Varies</text:p>
          </table:table-cell>
          <table:table-cell table:style-name="ce4" office:value-type="string">
            <text:p>Varies (up to 11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50-250</text:p>
          </table:table-cell>
          <table:table-cell table:style-name="ce2" office:value-type="string">
            <text:p>All but J</text:p>
          </table:table-cell>
          <table:table-cell table:style-name="ce2" office:value-type="string">
            <text:p>IV and up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Githzarai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Varies</text:p>
          </table:table-cell>
          <table:table-cell table:style-name="ce4" office:value-type="string">
            <text:p>Varies (up to 9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21-25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II and up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nome - Svirfneblin (Deep Gnome)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Kx2,Qx3</text:p>
          </table:table-cell>
          <table:table-cell table:style-name="ce2" office:value-type="string">
            <text:p>N(G)</text:p>
          </table:table-cell>
          <table:table-cell table:style-name="ce2" office:value-type="string">
            <text:p>3-30</text:p>
          </table:table-cell>
          <table:table-cell table:style-name="ce2" office:value-type="string">
            <text:p>2 or better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 to VII</text:p>
          </table:table-cell>
          <table:table-cell table:style-name="ce2" office:value-type="string">
            <text:p>325+5 to 1800+1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oldbug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45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Gorbel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(C)</text:p>
          </table:table-cell>
          <table:table-cell table:style-name="ce2" office:value-type="string">
            <text:p>1-20</text:p>
          </table:table-cell>
          <table:table-cell table:style-name="ce2" office:value-type="string">
            <text:p>3 (10)</text:p>
          </table:table-cell>
          <table:table-cell table:style-name="ce2" office:value-type="string">
            <text:p>Fl 1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 or 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mmune to blun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2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orilla Bear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7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(x2)</text:p>
          </table:table-cell>
          <table:table-cell table:style-name="ce2" office:value-type="string">
            <text:p>Hug for 2-1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8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Grell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1-4(x10)/1-6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Immune to lightning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840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remlin - Jermlaine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O,Q (C,Qx5,S,T)</text:p>
          </table:table-cell>
          <table:table-cell table:style-name="ce2" office:value-type="string">
            <text:p>NE(L)</text:p>
          </table:table-cell>
          <table:table-cell table:style-name="ce2" office:value-type="string">
            <text:p>12-48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 or 1-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 (1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 to II</text:p>
          </table:table-cell>
          <table:table-cell table:style-name="ce2" office:value-type="string">
            <text:p>7+1 to 32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rimlock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K,L,M (B)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20-20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ave as 6th level fighter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 to III</text:p>
          </table:table-cell>
          <table:table-cell table:style-name="ce2" office:value-type="string">
            <text:p>28+2 to 8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ryph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Fl 21</text:p>
          </table:table-cell>
          <table:table-cell table:style-name="ce2" office:value-type="string">
            <text:p>2 to 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 to III</text:p>
          </table:table-cell>
          <table:table-cell table:style-name="ce2" office:value-type="string">
            <text:p>28+2 to 8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uardian Da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9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/1-12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275+1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Guardian Familiar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 (9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/1-4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800+1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Hellcat (Bezekira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7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5(x2)/2-1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; Immune to charm and sleep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1000+1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Heucuva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1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Disease</text:p>
          </table:table-cell>
          <table:table-cell table:style-name="ce2" office:value-type="string">
            <text:p>+1 or silver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0+8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Hoar Fox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8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Hook Horro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P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90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Hornet - Giant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 (4)</text:p>
          </table:table-cell>
          <table:table-cell table:style-name="ce2" office:value-type="string">
            <text:p>Fl 24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Poison; Incapacitati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65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Imorph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30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Iron Cobra</text:p>
          </table:table-cell>
          <table:table-cell table:style-name="ce2" office:value-type="string">
            <text:p>Construct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88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Jaculi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1-2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-1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0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Jelly - Stun</text:p>
          </table:table-cell>
          <table:table-cell table:style-name="ce2" office:value-type="string">
            <text:p>Ooz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2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Jelly - Symbiotic</text:p>
          </table:table-cell>
          <table:table-cell table:style-name="ce2" office:value-type="string">
            <text:p>Ooze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-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5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Kamadan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N(CE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4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plus 4-7</text:p>
          </table:table-cell>
          <table:table-cell table:style-name="ce2" office:value-type="string">
            <text:p>1-3(x2)/1-6/1-4(x4-7)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40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Kelpie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, Sw 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65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Kenku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, Fl 18</text:p>
          </table:table-cell>
          <table:table-cell table:style-name="ce2" office:value-type="string">
            <text:p>2 to 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or 1</text:p>
          </table:table-cell>
          <table:table-cell table:style-name="ce2" office:value-type="string">
            <text:p>1-4(x2)/1-6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 to V</text:p>
          </table:table-cell>
          <table:table-cell table:style-name="ce2" office:value-type="string">
            <text:p>28+2 to 420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Khargra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Plane of Ai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3, Br 1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Surprise on 1-7 (on 1d8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00+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Killmoulis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K</text:p>
          </table:table-cell>
          <table:table-cell table:style-name="ce2" office:value-type="string">
            <text:p>N(CG)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9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Kuo-Toa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Aquatic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and Up (13+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L,M,N (Z)</text:p>
          </table:table-cell>
          <table:table-cell table:style-name="ce2" office:value-type="string">
            <text:p>NE(C)</text:p>
          </table:table-cell>
          <table:table-cell table:style-name="ce2" office:value-type="string">
            <text:p>2-24 (40-400)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, Sw 18</text:p>
          </table:table-cell>
          <table:table-cell table:style-name="ce2" office:value-type="string">
            <text:p>2 or mo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2-5/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-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 and up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Lamia - Noble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0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Spell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550+1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Lava Children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Q</text:p>
          </table:table-cell>
          <table:table-cell table:style-name="ce2" office:value-type="string">
            <text:p>N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 or mo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2-12</text:p>
          </table:table-cell>
          <table:table-cell table:style-name="ce2" office:value-type="string">
            <text:p>Spells</text:p>
          </table:table-cell>
          <table:table-cell table:style-name="ce2" office:value-type="string">
            <text:p>Immune' to met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 to VI</text:p>
          </table:table-cell>
          <table:table-cell table:style-name="ce2" office:value-type="string">
            <text:p>150+4 to 700+7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Leech - Throat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, Sw 1</text:p>
          </table:table-cell>
          <table:table-cell table:style-name="ce2" office:value-type="string">
            <text:p>1/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Chok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1"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Lizard - Ice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Arctic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G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9, Fl 15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/1-3(x2)</text:p>
          </table:table-cell>
          <table:table-cell table:style-name="ce2" office:value-type="string">
            <text:p>Spells; Breath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5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Lizard King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5, Sw 12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-20</text:p>
          </table:table-cell>
          <table:table-cell table:style-name="ce2" office:value-type="string">
            <text:p>Skewering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550+1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Magnesium Spirit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36</text:p>
          </table:table-cell>
          <table:table-cell table:style-name="ce2" office:value-type="string">
            <text:p>6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Energy and strength drain</text:p>
          </table:table-cell>
          <table:table-cell table:style-name="ce2" office:value-type="string">
            <text:p>+1 or silver to hit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300+8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Mantari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Fl 18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5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Meazel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95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8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Meenlock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3-5</text:p>
          </table:table-cell>
          <table:table-cell table:style-name="ce2" office:value-type="string">
            <text:p>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Dimensional door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40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Mephit - Fir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2-12 platinum</text:p>
          </table:table-cell>
          <table:table-cell table:style-name="ce2" office:value-type="string">
            <text:p>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, Fl 24</text:p>
          </table:table-cell>
          <table:table-cell table:style-name="ce2" office:value-type="string">
            <text:p>3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3(x2)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50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Mephit - Lav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1-10 platinum</text:p>
          </table:table-cell>
          <table:table-cell table:style-name="ce2" office:value-type="string">
            <text:p>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, Fl 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05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Mephit - Smok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1-10 platinum</text:p>
          </table:table-cell>
          <table:table-cell table:style-name="ce2" office:value-type="string">
            <text:p>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, Fl 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2(x2)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05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Mephit - Steam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3-18 platinum</text:p>
          </table:table-cell>
          <table:table-cell table:style-name="ce2" office:value-type="string">
            <text:p>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, Fl 24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7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Mezzoda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to Exceptional (13-16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Qx5 (X)</text:p>
          </table:table-cell>
          <table:table-cell table:style-name="ce2" office:value-type="string">
            <text:p>E(N)</text:p>
          </table:table-cell>
          <table:table-cell table:style-name="ce2" office:value-type="string">
            <text:p>1 (1-3)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0+4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or 1</text:p>
          </table:table-cell>
          <table:table-cell table:style-name="ce2" office:value-type="string">
            <text:p>7-12(x2) or by weapon +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700+1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Mite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6-24</text:p>
          </table:table-cell>
          <table:table-cell table:style-name="ce2" office:value-type="string">
            <text:p>8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5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Necrophidius (Death Worm)</text:p>
          </table:table-cell>
          <table:table-cell table:style-name="ce2" office:value-type="string">
            <text:p>Construc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Immune to pois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18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Needleman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G</text:p>
          </table:table-cell>
          <table:table-cell table:style-name="ce2" office:value-type="string">
            <text:p>N</text:p>
          </table:table-cell>
          <table:table-cell table:style-name="ce2" office:value-type="string">
            <text:p>5-5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to 6</text:p>
          </table:table-cell>
          <table:table-cell table:style-name="ce2" office:value-type="string">
            <text:p>1-2 each</text:p>
          </table:table-cell>
          <table:table-cell table:style-name="ce2" office:value-type="string">
            <text:p>Surpris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ub-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85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Nilbog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K (C)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4-4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53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Nonafel (Cat O' Nine Tails)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 (6)</text:p>
          </table:table-cell>
          <table:table-cell table:style-name="ce2" office:value-type="string">
            <text:p>9 (12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20 or 1-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400+1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Norker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3-3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3/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 </text:p>
          </table:table-cell>
          <table:table-cell table:style-name="ce2" office:value-type="string">
            <text:p>20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Nycada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to Genius (15-18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Qx10,X</text:p>
          </table:table-cell>
          <table:table-cell table:style-name="ce2" office:value-type="string">
            <text:p>E(N)</text:p>
          </table:table-cell>
          <table:table-cell table:style-name="ce2" office:value-type="string">
            <text:p>1 (1-2)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12, Fl 36</text:p>
          </table:table-cell>
          <table:table-cell table:style-name="ce2" office:value-type="string">
            <text:p>12+3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or 1</text:p>
          </table:table-cell>
          <table:table-cell table:style-name="ce2" office:value-type="string">
            <text:p>9-16(x2) or by weapon +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6800+1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Oreillon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M (B,S)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4 (5-30)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7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8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Penanggalan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0 (8)</text:p>
          </table:table-cell>
          <table:table-cell table:style-name="ce2" office:value-type="string">
            <text:p>12, Fl 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or by weapon</text:p>
          </table:table-cell>
          <table:table-cell table:style-name="ce2" office:value-type="string">
            <text:p>Blood drai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90+5 or more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Pernicon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1-4 gems and 25% 100-600 gp</text:p>
          </table:table-cell>
          <table:table-cell table:style-name="ce2" office:value-type="string">
            <text:p>N</text:p>
          </table:table-cell>
          <table:table-cell table:style-name="ce2" office:value-type="string">
            <text:p>4-40 (300-3000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Constitution drai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"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7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Phantom Stalker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, Fl 2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Immune to fir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75+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Poltergeist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9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Fear</text:p>
          </table:table-cell>
          <table:table-cell table:style-name="ce2" office:value-type="string">
            <text:p>+1 or silver to hit; Invisibility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4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Protein Polymorph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6 to 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6-36 or 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 to VI</text:p>
          </table:table-cell>
          <table:table-cell table:style-name="ce2" office:value-type="string">
            <text:p>400+6 to 925+1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Quaggoth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2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or 1</text:p>
          </table:table-cell>
          <table:table-cell table:style-name="ce2" office:value-type="string">
            <text:p>1-4(x2) or 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Immune to pois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7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8+2 or 50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Quipper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5-50 (10-100)</text:p>
          </table:table-cell>
          <table:table-cell table:style-name="ce2" office:value-type="string">
            <text:p>8</text:p>
          </table:table-cell>
          <table:table-cell table:style-name="ce2" office:value-type="string">
            <text:p>Sw 9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-6"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5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Qullan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10% of A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-1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73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Rat - Osquip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2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, Br 1/2</text:p>
          </table:table-cell>
          <table:table-cell table:style-name="ce2" office:value-type="string">
            <text:p>3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0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Retriev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Z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3-18(x4)</text:p>
          </table:table-cell>
          <table:table-cell table:style-name="ce2" office:value-type="string">
            <text:p>Eye ray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4950+1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Revenant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275+1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Rothe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2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3(x2)/1-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0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Sandma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100-2000 gp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leep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1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Scarecrow</text:p>
          </table:table-cell>
          <table:table-cell table:style-name="ce2" office:value-type="string">
            <text:p>Construct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E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+ special</text:p>
          </table:table-cell>
          <table:table-cell table:style-name="ce2" office:value-type="string">
            <text:p>Char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65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Screaming Devilkin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Screa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90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Shadow D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9, 5, or 1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7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8/1-6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825+1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Sheet Ghoul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3(x2)/1-6</text:p>
          </table:table-cell>
          <table:table-cell table:style-name="ce2" office:value-type="string">
            <text:p>Acid squirt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70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Sheet Phantom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Suffocati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0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Shocker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15% 1-4 gems</text:p>
          </table:table-cell>
          <table:table-cell table:style-name="ce2" office:value-type="string">
            <text:p>N(C)</text:p>
          </table:table-cell>
          <table:table-cell table:style-name="ce2" office:value-type="string">
            <text:p>6-24</text:p>
          </table:table-cell>
          <table:table-cell table:style-name="ce2" office:value-type="string">
            <text:p>0 or 1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10 hp each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5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Skeleton - Warrior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+2 to 9+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+3 to attack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 to VIII</text:p>
          </table:table-cell>
          <table:table-cell table:style-name="ce2" office:value-type="string">
            <text:p>2550+14 to 3700+1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Skulk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amouflag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6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Slaad - Blu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Limbo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Z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7</text:p>
          </table:table-cell>
          <table:table-cell table:style-name="ce2" office:value-type="string">
            <text:p>8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16/2-12(x4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L (1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Nil/FG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2000+1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Slaad - Death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Limbo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Zx4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5+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or 2</text:p>
          </table:table-cell>
          <table:table-cell table:style-name="ce2" office:value-type="string">
            <text:p>2-20/3-18(x2) or 1-8(x2) +bonu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2 to hit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07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13250+2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Slaad - Gree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C,F,G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9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16/3-8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L (7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76</text:p>
          </table:table-cell>
          <table:table-cell table:style-name="ce2" office:value-type="string">
            <text:p>BD/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4350+1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Slaad - Grey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0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or 2</text:p>
          </table:table-cell>
          <table:table-cell table:style-name="ce2" office:value-type="string">
            <text:p>2-16/4-10(x2) or 1-8(x2) +bonu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55%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ACD/FGH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6200+1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Slaad - Lord - Ssendam (Lord of the Insane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Ax4,Fx2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6</text:p>
          </table:table-cell>
          <table:table-cell table:style-name="ce2" office:value-type="string">
            <text:p>16, Fl 19</text:p>
          </table:table-cell>
          <table:table-cell table:style-name="ce2" office:value-type="string">
            <text:p>197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or 1</text:p>
          </table:table-cell>
          <table:table-cell table:style-name="ce2" office:value-type="string">
            <text:p>2-16(x3) or special</text:p>
          </table:table-cell>
          <table:table-cell table:style-name="ce2" office:value-type="string">
            <text:p>Energy drain; Spells</text:p>
          </table:table-cell>
          <table:table-cell table:style-name="ce2" office:value-type="string">
            <text:p>+3 to hit; Regeneration; Spells</text:p>
          </table:table-cell>
          <table:table-cell table:style-name="ce2" office:value-type="string">
            <text:p>85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79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869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Slaad - Lord - Ygorl (Lord of Entropy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Px4,Zx2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7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10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3 to hit</text:p>
          </table:table-cell>
          <table:table-cell table:style-name="ce2" office:value-type="string">
            <text:p>85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79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895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Slaad - Red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, Jp 9</text:p>
          </table:table-cell>
          <table:table-cell table:style-name="ce2" office:value-type="string">
            <text:p>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2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Regeneration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875+8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Snyad (Pestie)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95%</text:p>
          </table:table-cell>
          <table:table-cell table:style-name="ce2" office:value-type="string">
            <text:p>J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7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Son of Kyuss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Regenerati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1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Sussurus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(x2)</text:p>
          </table:table-cell>
          <table:table-cell table:style-name="ce2" office:value-type="string">
            <text:p>Hug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550+1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Tabaxi (Cat man)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</text:p>
          </table:table-cell>
          <table:table-cell table:style-name="ce2" office:value-type="string">
            <text:p>1-3(x3)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6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0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Tentamort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9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10</text:p>
          </table:table-cell>
          <table:table-cell table:style-name="ce2" office:value-type="string">
            <text:p>3 (head: 1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6(x2)</text:p>
          </table:table-cell>
          <table:table-cell table:style-name="ce2" office:value-type="string">
            <text:p>Constriction; Paralysation; 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475+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Terithra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Ethereal Plane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Nil (100%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 (6)</text:p>
          </table:table-cell>
          <table:table-cell table:style-name="ce2" office:value-type="string">
            <text:p>15 (18)</text:p>
          </table:table-cell>
          <table:table-cell table:style-name="ce2" office:value-type="string">
            <text:p>5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5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or silver to hit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575+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Thoqqua (Rock Worm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10-60 gem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2, Br 3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4-32/2-12</text:p>
          </table:table-cell>
          <table:table-cell table:style-name="ce2" office:value-type="string">
            <text:p>Heat</text:p>
          </table:table-cell>
          <table:table-cell table:style-name="ce2" office:value-type="string">
            <text:p>Fire attacks he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5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Thork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1-20 pp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, Sw 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90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Tiger F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4 or 9</text:p>
          </table:table-cell>
          <table:table-cell table:style-name="ce2" office:value-type="string">
            <text:p>6, Fl 18</text:p>
          </table:table-cell>
          <table:table-cell table:style-name="ce2" office:value-type="string">
            <text:p>6 (male), 4 (famale), 1-1 (larva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or 1</text:p>
          </table:table-cell>
          <table:table-cell table:style-name="ce2" office:value-type="string">
            <text:p>1-8(x2)/4-24, 4-16, or 2-8</text:p>
          </table:table-cell>
          <table:table-cell table:style-name="ce2" office:value-type="string">
            <text:p>Poison; Paralysati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, III, or I</text:p>
          </table:table-cell>
          <table:table-cell table:style-name="ce2" office:value-type="string">
            <text:p>275+6, 125+4, or 10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Tirapheg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3)</text:p>
          </table:table-cell>
          <table:table-cell table:style-name="ce2" office:value-type="string">
            <text:p>Strangle</text:p>
          </table:table-cell>
          <table:table-cell table:style-name="ce2" office:value-type="string">
            <text:p>Illusion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73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Trilloch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Undetectabl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Troll - Giant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egenerati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0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725+1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Troll - Giant - Two-Headed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D,Q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6(x2)/1-10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egenerati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0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800+1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Troll - Ice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Arctic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D (no magic)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8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+1 to hit; Regeneration; Immune to cold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44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Troll - Spirit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5+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/1-3(x2)</text:p>
          </table:table-cell>
          <table:table-cell table:style-name="ce2" office:value-type="string">
            <text:p>Strength drain</text:p>
          </table:table-cell>
          <table:table-cell table:style-name="ce2" office:value-type="string">
            <text:p>+1 to hit; Regeneration; Immune to cold; Invisibility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L (8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575+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Twee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(1-3)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Etherealnes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4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Umpleb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Electric Shock</text:p>
          </table:table-cell>
          <table:table-cell table:style-name="ce2" office:value-type="string">
            <text:p>Immune to electricity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50+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Urchin - Black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, Sw 15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8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Urchin - Green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, Sw 18</text:p>
          </table:table-cell>
          <table:table-cell table:style-name="ce2" office:value-type="string">
            <text:p>2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7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50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Urchin - Red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, Sw 18</text:p>
          </table:table-cell>
          <table:table-cell table:style-name="ce2" office:value-type="string">
            <text:p>3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5(x3)</text:p>
          </table:table-cell>
          <table:table-cell table:style-name="ce2" office:value-type="string">
            <text:p>Veno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85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Urchin - Silver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2, Sw 21</text:p>
          </table:table-cell>
          <table:table-cell table:style-name="ce2" office:value-type="string">
            <text:p>5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5(x5)</text:p>
          </table:table-cell>
          <table:table-cell table:style-name="ce2" office:value-type="string">
            <text:p>Veno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400+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Urchin - Yellow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2, Sw 18</text:p>
          </table:table-cell>
          <table:table-cell table:style-name="ce2" office:value-type="string">
            <text:p>4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6(x4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05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Vision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 (10)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Aging</text:p>
          </table:table-cell>
          <table:table-cell table:style-name="ce2" office:value-type="string">
            <text:p>Semi-Ethereal; Immune to normal weapons and missiles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825+1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Vodyanoi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G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3-12(x2)/1-10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650+10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Volt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/2-1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mmune to electricity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50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Vortex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0</text:p>
          </table:table-cell>
          <table:table-cell table:style-name="ce2" office:value-type="string">
            <text:p>Fl 15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50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Whipweed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6 (4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+4 (base: 1+4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10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20+4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Witherstench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7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6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5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Witherweed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0</text:p>
          </table:table-cell>
          <table:table-cell table:style-name="ce2" office:value-type="string">
            <text:p>3 or mo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 to V</text:p>
          </table:table-cell>
          <table:table-cell table:style-name="ce2" office:value-type="string">
            <text:p>90+3 to 275+6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Xill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Ethereal or Inner Plan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4(x4) or 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25+5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1">
          <table:table-cell/>
          <table:table-cell table:style-name="ce2" office:value-type="string">
            <text:p>Xvart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K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40-40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5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5+1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Yellow Musk Creeper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7</text:p>
          </table:table-cell>
          <table:table-cell table:style-name="ce2" office:value-type="string">
            <text:p>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5+3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>
          <table:table-cell/>
          <table:table-cell table:style-name="ce2" office:value-type="string">
            <text:p>Zombie - Yellow Musk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8+2</text:p>
          </table:table-cell>
          <table:table-cell table:style-name="ce2" office:value-type="string">
            <text:p>Fiend Folio (First Edition)</text:p>
          </table:table-cell>
          <table:table-cell table:style-name="ce2" office:value-type="string">
            <text:p>1e</text:p>
          </table:table-cell>
          <table:table-cell table:number-columns-repeated="193"/>
        </table:table-row>
        <table:table-row table:style-name="ro2" table:number-rows-repeated="413">
          <table:table-cell table:number-columns-repeated="224"/>
        </table:table-row>
        <table:table-row table:style-name="ro2">
          <table:table-cell table:number-columns-repeated="2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currency-symbol/>
      <number:text>- </number:text>
    </number:currency-style>
    <number:text-style style:name="N5134" number:language="en" number:country="U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9/22/2014</text:date>, <text:time>15:2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eary O'Dell</meta:initial-creator>
    <meta:creation-date>2014-09-22T14:38:10.14</meta:creation-date>
    <dc:date>2014-09-22T15:23:14.36</dc:date>
    <dc:creator>Keary O'Dell</dc:creator>
    <meta:editing-duration>PT00H10M57S</meta:editing-duration>
    <meta:editing-cycles>1</meta:editing-cycles>
    <meta:document-statistic meta:table-count="3" meta:cell-count="5610" meta:object-count="0"/>
    <meta:generator>OpenOffice.org/3.1$Win32 OpenOffice.org_project/310m11$Build-9399</meta:generator>
  </office:meta>
</office:document-meta>
</file>